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37in" svg:height="3.5453in" svg:x="3.7264in" svg:y="0.7843in">
            <draw:object draw:notify-on-update-of-ranges="data.A8:data.A34 data.B8:data.B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6:57:36.439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6.63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6.83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7.037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7.25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7.43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7.643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7.839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8.04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38.2651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6:57:38.43674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16:57:38.63753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16:57:38.8373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16:57:39.03956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16:57:39.242869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16:57:39.43584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6:57:39.63636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16:57:39.84493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16:57:40.04083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16:57:40.239331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16:57:40.439694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6:57:40.67910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6:57:40.863032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16:57:41.052603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16:57:41.24519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string" calcext:value-type="string">
            <text:p>16:57:41.46735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16:57:41.639670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16:57:41.840499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16:57:42.062420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string" calcext:value-type="string">
            <text:p>16:57:42.274238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string" calcext:value-type="string">
            <text:p>16:57:42.445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2.66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2.856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3.04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3.245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3.444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3.68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3.849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4.044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4.289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4.48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4.647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4.858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5.049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5.25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5.44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5.66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5.91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6.053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6.258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6.45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6.65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6.857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7.053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7.249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7.45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7.659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7.85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8.05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8.25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8.453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8.658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8.853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9.06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9.25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9.497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9.66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49.86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0.070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0.277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0.469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0.664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0.86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1.058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1.26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1.459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1.65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1.86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2.08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2.26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2.46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2.660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2.87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3.057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3.27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3.479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3.66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3.86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4.06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4.26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4.485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4.677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4.86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5.074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5.28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5.48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5.67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5.864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6.069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6.27013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16:57:56.47763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16:57:56.66822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16:57:56.874351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16:57:57.06952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16:57:57.27901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16:57:57.464970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16:57:57.667031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16:57:57.87040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16:57:58.08375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16:57:58.28015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16:57:58.486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8.67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8.87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9.11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9.269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9.476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9.67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7:59.87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0.08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0.27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0.48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0.69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0.925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1.084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1.289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1.47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1.676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1.887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2.08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2.276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2.486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2.68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2.87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3.100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3.278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3.477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3.689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3.88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4.08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4.278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4.48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4.68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4.88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5.093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5.283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5.478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5.679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5.88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6.08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6.286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6.484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6.685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6.88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7.085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7.29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7.48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7.693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7.884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8.084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8.348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8.486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8.686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8.89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9.083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9.296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9.487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9.696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09.91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0.097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0.29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0.49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0.68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0.89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1.087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1.29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1.49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1.689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1.89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2.093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2.29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2.527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2.70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2.90065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16:58:13.094168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6:58:13.294533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16:58:13.491448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16:58:13.696074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16:58:13.89341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16:58:14.09433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16:58:14.29430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16:58:14.4915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16:58:14.696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4.89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5.10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5.294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5.49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5.69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5.896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6.09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6.297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6.494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6.695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6.896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7.096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7.3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7.49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7.699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7.899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8.100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8.30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8.497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8.700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8.89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9.10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9.30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9.50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9.70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19.90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0.10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0.30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0.50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0.70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0.90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1.103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1.304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1.506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1.705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1.91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2.106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2.303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2.504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2.70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2.905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3.107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3.30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3.50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3.70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3.909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4.11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4.30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4.51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4.708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4.91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5.110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5.310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5.519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5.71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5.91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6.109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6.31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6.51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6.714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6.91362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16:58:27.113526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16:58:27.313828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16:58:27.51481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16:58:27.715775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6:58:27.91706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16:58:28.11299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16:58:28.31395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16:58:28.515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8.715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8.92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9.11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9.317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9.51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9.718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29.91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0.12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0.317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0.52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0.7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0.91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1.11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1.32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1.5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1.72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1.92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2.120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2.320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2.52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2.734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2.92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3.12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3.323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3.52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3.724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3.924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4.124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4.32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4.52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4.725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4.926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5.126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5.327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5.5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5.728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5.925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6.126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6.327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6.537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6.728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6.928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7.13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7.33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7.530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7.73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7.929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8.129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8.33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8.53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8.73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8.93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9.13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9.334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9.53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9.73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39.93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0.13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0.33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0.534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0.73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0.93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1.139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1.337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1.538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1.734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:58:41.935639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16:58:42.13631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16:58:42.33668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16:58:42.53730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6:58:42.73832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16:58:42.939290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16:58:43.139219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16:58:43.34019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16:58:43.5412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3T17:11:45.534414183</dc:date>
    <meta:editing-duration>PT1M38S</meta:editing-duration>
    <meta:editing-cycles>1</meta:editing-cycles>
    <meta:document-statistic meta:table-count="1" meta:cell-count="67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135cm" svg:y="4.204cm" style:legend-expansion="high" chart:style-name="ch2"/>
        <chart:plot-area chart:style-name="ch3" table:cell-range-address="data.A8:data.B34" chart:data-source-has-labels="column" svg:x="0.319cm" svg:y="0.18cm" svg:width="12.497cm" svg:height="8.646cm">
          <chartooo:coordinate-region svg:x="1.046cm" svg:y="0.379cm" svg:width="11.583cm" svg:height="7.8cm"/>
          <chart:axis chart:dimension="x" chart:name="primary-x" chart:style-name="ch4" chartooo:axis-type="auto">
            <chart:categories table:cell-range-address="data.A8:data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B8:data.B34" chart:class="chart:scatter"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6:57:37.839994</text:p>
                <draw:g>
                  <svg:desc>data.A8:data.A34</svg:desc>
                </draw:g>
              </table:table-cell>
              <table:table-cell office:value-type="float" office:value="0">
                <text:p>0</text:p>
                <draw:g>
                  <svg:desc>data.B8:data.B34</svg:desc>
                </draw:g>
              </table:table-cell>
            </table:table-row>
            <table:table-row>
              <table:table-cell office:value-type="string">
                <text:p>16:57:38.04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57:38.26517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:57:38.43674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:57:38.63753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6:57:38.837322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6:57:39.03956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6:57:39.24286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6:57:39.43584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:57:39.63636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6:57:39.844937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6:57:40.040833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6:57:40.23933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6:57:40.43969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:57:40.6791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6:57:40.86303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6:57:41.05260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6:57:41.245192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16:57:41.46735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6:57:41.639670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16:57:41.84049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16:57:42.06242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16:57:42.274238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6:57:42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57:42.66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57:42.85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:57:43.0495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